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79cm" fo:min-width="2.111cm"/>
    </style:style>
    <style:style style:name="gr2" style:family="graphic" style:parent-style-name="standard">
      <style:graphic-properties draw:textarea-horizontal-align="justify" draw:textarea-vertical-align="middle" draw:auto-grow-height="false" fo:min-height="1.297cm" fo:min-width="2.618cm"/>
    </style:style>
    <style:style style:name="gr3" style:family="graphic" style:parent-style-name="standard">
      <style:graphic-properties draw:textarea-horizontal-align="justify" draw:textarea-vertical-align="middle" draw:auto-grow-height="false" fo:min-height="2.339cm" fo:min-width="2.285cm"/>
    </style:style>
    <style:style style:name="gr4" style:family="graphic" style:parent-style-name="standard">
      <style:graphic-properties draw:textarea-horizontal-align="left" draw:textarea-vertical-align="top" draw:auto-grow-height="false" fo:min-height="7.707cm" fo:min-width="5.42cm"/>
    </style:style>
    <style:style style:name="gr5" style:family="graphic" style:parent-style-name="standard">
      <style:graphic-properties draw:textarea-horizontal-align="justify" draw:textarea-vertical-align="middle" draw:auto-grow-height="false" fo:min-height="1.235cm" fo:min-width="1.558cm"/>
    </style:style>
    <style:style style:name="gr6" style:family="graphic" style:parent-style-name="standard">
      <style:graphic-properties draw:textarea-horizontal-align="justify" draw:textarea-vertical-align="middle" draw:auto-grow-height="false" fo:min-height="3.212cm" fo:min-width="1.537cm"/>
    </style:style>
    <style:style style:name="gr7" style:family="graphic" style:parent-style-name="standard">
      <style:graphic-properties draw:textarea-horizontal-align="justify" draw:textarea-vertical-align="middle" draw:auto-grow-height="false" fo:min-height="2.319cm" fo:min-width="1.5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4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0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2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5.5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765cm"/>
    </style:style>
    <style:style style:name="gr14" style:family="graphic" style:parent-style-name="standard">
      <style:graphic-properties draw:textarea-horizontal-align="justify" draw:textarea-vertical-align="middle" draw:auto-grow-height="false" fo:min-height="2.276cm" fo:min-width="2.067cm"/>
    </style:style>
    <style:style style:name="gr15" style:family="graphic" style:parent-style-name="standard">
      <style:graphic-properties draw:textarea-horizontal-align="justify" draw:textarea-vertical-align="middle" draw:auto-grow-height="false" fo:min-height="1.677cm" fo:min-width="1.529cm"/>
    </style:style>
    <style:style style:name="gr16" style:family="graphic" style:parent-style-name="standard">
      <style:graphic-properties draw:textarea-horizontal-align="justify" draw:textarea-vertical-align="middle" draw:auto-grow-height="false" fo:min-height="1.381cm" fo:min-width="1.5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1.423cm" fo:min-width="1.529cm"/>
    </style:style>
    <style:style style:name="gr19" style:family="graphic" style:parent-style-name="standard">
      <style:graphic-properties draw:textarea-horizontal-align="justify" draw:textarea-vertical-align="middle" draw:auto-grow-height="false" fo:min-height="1.295cm" fo:min-width="1.529cm"/>
    </style:style>
    <style:style style:name="gr20" style:family="graphic" style:parent-style-name="standard">
      <style:graphic-properties draw:textarea-horizontal-align="justify" draw:textarea-vertical-align="middle" draw:auto-grow-height="false" fo:min-height="1.359cm" fo:min-width="1.529cm"/>
    </style:style>
    <style:style style:name="gr21" style:family="graphic" style:parent-style-name="standard">
      <style:graphic-properties draw:textarea-horizontal-align="justify" draw:textarea-vertical-align="middle" draw:auto-grow-height="false" fo:min-height="1.254cm" fo:min-width="1.5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61cm" svg:height="1.782cm" svg:x="1.667cm" svg:y="8.546cm">
          <text:p text:style-name="P1">Rotary</text:p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1" draw:text-style-name="P1" xml:id="id4" draw:id="id4" draw:layer="layout" svg:width="2.61cm" svg:height="1.782cm" svg:x="1.667cm" svg:y="11.446cm">
          <text:p text:style-name="P1">Keypad</text:p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2" draw:text-style-name="P1" xml:id="id6" draw:id="id6" draw:layer="layout" svg:width="3.118cm" svg:height="1.93cm" svg:x="1.667cm" svg:y="5.498cm">
          <text:p text:style-name="P1">Keyboard</text:p>
          <draw:enhanced-geometry svg:viewBox="0 0 21600 21600" draw:glue-points="10800 2150 0 10800 10800 19890 21600 10800" draw:text-areas="0 4300 21600 21600" draw:mirror-horizontal="false" draw:mirror-vertical="false" draw:type="flowchart-manual-input" draw:enhanced-path="M 0 4300 L 21600 0 21600 21600 0 21600 0 4300 Z N"/>
        </draw:custom-shape>
        <draw:custom-shape draw:style-name="gr3" draw:text-style-name="P1" xml:id="id1" draw:id="id1" draw:layer="layout" svg:width="3.905cm" svg:height="3.629cm" svg:x="7.277cm" svg:y="7.639cm">
          <text:p text:style-name="P1">Signal</text:p>
          <text:p text:style-name="P1">dispatcher</text:p>
          <draw:enhanced-geometry svg:viewBox="0 0 21600 21600" draw:glue-points="10800 0 3163 3163 0 10800 3163 18437 10800 21600 18437 18437 21600 10800 18437 3163" draw:text-areas="3100 3100 18500 18500" draw:mirror-horizontal="false" draw:mirror-vertical="false" draw:type="flowchart-summing-junction" draw:enhanced-path="U 10800 10800 10800 10800 0 360 Z N M 3100 3100 L 18500 18500 N M 3100 18500 L 18500 3100 N"/>
        </draw:custom-shape>
        <draw:custom-shape draw:style-name="gr4" draw:text-style-name="P1" draw:layer="layout" svg:width="5.92cm" svg:height="7.957cm" svg:x="18.734cm" svg:y="5.812cm">
          <text:p text:style-name="P1">Layout/Wid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2.058cm" svg:height="1.485cm" svg:x="20.431cm" svg:y="7.085cm">
          <text:p text:style-name="P1">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8" draw:id="id8" draw:layer="layout" svg:width="2.037cm" svg:height="3.462cm" svg:x="20.431cm" svg:y="8.885cm">
          <text:p text:style-name="P1">Select</text:p>
          <text:p text:style-name="P1">A</text:p>
          <text:p text:style-name="P1">B</text:p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" draw:id="id2" draw:layer="layout" svg:width="3.395cm" svg:height="2.568cm" svg:x="13.341cm" svg:y="6.552cm">
          <text:p text:style-name="P1">Text</text:p>
          <text:p text:style-name="P1">Controller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8" draw:text-style-name="P2" draw:layer="layout" svg:x1="11.182cm" svg:y1="9.454cm" svg:x2="13.341cm" svg:y2="7.836cm" draw:start-shape="id1" draw:start-glue-point="10" draw:end-shape="id2" draw:end-glue-point="5" svg:d="M11182 9454h1079v-1618h1080" svg:viewBox="0 0 2160 1619">
          <text:p/>
        </draw:connector>
        <draw:connector draw:style-name="gr8" draw:text-style-name="P2" draw:layer="layout" svg:x1="16.736cm" svg:y1="7.836cm" svg:x2="20.431cm" svg:y2="7.827cm" draw:start-shape="id2" draw:start-glue-point="7" draw:end-shape="id3" draw:end-glue-point="3" svg:d="M16736 7836h1848v-9h1847" svg:viewBox="0 0 3696 10">
          <text:p/>
        </draw:connector>
        <draw:connector draw:style-name="gr8" draw:text-style-name="P2" draw:layer="layout" svg:x1="4.277cm" svg:y1="12.337cm" svg:x2="7.848cm" svg:y2="10.737cm" draw:start-shape="id4" draw:start-glue-point="7" draw:end-shape="id1" draw:end-glue-point="7" svg:d="M4277 12337h3571v-1600" svg:viewBox="0 0 3572 1601">
          <text:p/>
        </draw:connector>
        <draw:connector draw:style-name="gr8" draw:text-style-name="P2" draw:layer="layout" svg:x1="4.277cm" svg:y1="9.437cm" svg:x2="7.277cm" svg:y2="9.454cm" draw:start-shape="id5" draw:start-glue-point="7" draw:end-shape="id1" draw:end-glue-point="6" svg:d="M4277 9437h1500v17h1500" svg:viewBox="0 0 3001 18">
          <text:p/>
        </draw:connector>
        <draw:connector draw:style-name="gr8" draw:text-style-name="P2" draw:layer="layout" svg:x1="4.785cm" svg:y1="6.463cm" svg:x2="7.848cm" svg:y2="8.17cm" draw:start-shape="id6" draw:start-glue-point="7" draw:end-shape="id1" draw:end-glue-point="5" svg:d="M4785 6463h3063v1707" svg:viewBox="0 0 3064 1708">
          <text:p/>
        </draw:connector>
        <draw:custom-shape draw:style-name="gr7" draw:text-style-name="P1" xml:id="id7" draw:id="id7" draw:layer="layout" svg:width="3.395cm" svg:height="2.568cm" svg:x="13.341cm" svg:y="10.353cm">
          <text:p text:style-name="P1">Select</text:p>
          <text:p text:style-name="P1">Controller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onnector draw:style-name="gr8" draw:text-style-name="P2" draw:layer="layout" svg:x1="11.182cm" svg:y1="9.454cm" svg:x2="13.341cm" svg:y2="11.637cm" draw:start-shape="id1" draw:start-glue-point="10" draw:end-shape="id7" draw:end-glue-point="5" svg:d="M11182 9454h1079v2183h1080" svg:viewBox="0 0 2160 2184">
          <text:p/>
        </draw:connector>
        <draw:connector draw:style-name="gr8" draw:text-style-name="P2" draw:layer="layout" svg:x1="16.736cm" svg:y1="11.637cm" svg:x2="20.431cm" svg:y2="10.616cm" draw:start-shape="id7" draw:start-glue-point="7" draw:end-shape="id8" draw:end-glue-point="3" svg:d="M16736 11637h1847v-1021h1848" svg:viewBox="0 0 3696 1022">
          <text:p/>
        </draw:connector>
        <draw:frame draw:style-name="gr9" draw:text-style-name="P3" draw:layer="layout" svg:width="4.583cm" svg:height="0.962cm" svg:x="1cm" svg:y="1.016cm">
          <draw:text-box>
            <text:p>Input Handling</text:p>
          </draw:text-box>
        </draw:frame>
        <draw:frame draw:style-name="gr10" draw:text-style-name="P3" draw:layer="layout" svg:width="4.236cm" svg:height="0.962cm" svg:x="1.407cm" svg:y="3.559cm">
          <draw:text-box>
            <text:p>Input devices</text:p>
          </draw:text-box>
        </draw:frame>
        <draw:frame draw:style-name="gr11" draw:text-style-name="P3" draw:layer="layout" svg:width="5.29cm" svg:height="0.962cm" svg:x="6.507cm" svg:y="3.559cm">
          <draw:text-box>
            <text:p>Input dispatching</text:p>
          </draw:text-box>
        </draw:frame>
        <draw:frame draw:style-name="gr10" draw:text-style-name="P3" draw:layer="layout" svg:width="4.236cm" svg:height="0.962cm" svg:x="1.407cm" svg:y="3.559cm">
          <draw:text-box>
            <text:p>Input devices</text:p>
          </draw:text-box>
        </draw:frame>
        <draw:frame draw:style-name="gr12" draw:text-style-name="P3" draw:layer="layout" svg:width="5.569cm" svg:height="0.962cm" svg:x="12.407cm" svg:y="3.559cm">
          <draw:text-box>
            <text:p>Controller adapter</text:p>
          </draw:text-box>
        </draw:frame>
        <draw:frame draw:style-name="gr13" draw:text-style-name="P3" draw:layer="layout" svg:width="4.871cm" svg:height="0.962cm" svg:x="19.008cm" svg:y="3.559cm">
          <draw:text-box>
            <text:p>Layout/Widgets</text:p>
          </draw:text-box>
        </draw:frame>
      </draw:page>
      <draw:page draw:name="page2" draw:style-name="dp1" draw:master-page-name="Default">
        <draw:custom-shape draw:style-name="gr14" draw:text-style-name="P1" xml:id="id17" draw:id="id17" draw:layer="layout" svg:width="3.905cm" svg:height="2.525cm" svg:x="23.407cm" svg:y="4.76cm">
          <text:p text:style-name="P1">Display</text:p>
          <text:p text:style-name="P1">Char LC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" xml:id="id19" draw:id="id19" draw:layer="layout" svg:width="3.905cm" svg:height="2.525cm" svg:x="23.429cm" svg:y="16.506cm">
          <text:p text:style-name="P1">Display<text:line-break/>Logfil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" xml:id="id18" draw:id="id18" draw:layer="layout" svg:width="3.905cm" svg:height="2.525cm" svg:x="23.47cm" svg:y="9.696cm">
          <text:p text:style-name="P1">Display<text:line-break/>Curses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5" draw:text-style-name="P1" xml:id="id10" draw:id="id10" draw:layer="layout" svg:width="3.395cm" svg:height="1.926cm" svg:x="12.691cm" svg:y="5.062cm">
          <text:p text:style-name="P1">Text</text:p>
          <text:p text:style-name="P1">CharLCD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6" draw:text-style-name="P1" xml:id="id14" draw:id="id14" draw:layer="layout" svg:width="3.395cm" svg:height="1.63cm" svg:x="12.606cm" svg:y="12.498cm">
          <text:p text:style-name="P1">Select</text:p>
          <text:p text:style-name="P1">CharLCD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1" draw:layer="layout" svg:width="5.92cm" svg:height="7.957cm" svg:x="1.592cm" svg:y="6.769cm">
          <text:p text:style-name="P1">Layout/Widgets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2.058cm" svg:height="1.485cm" svg:x="3.289cm" svg:y="8.042cm">
          <text:p text:style-name="P1">Text</text:p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5.078cm" svg:height="0.962cm" svg:x="1.001cm" svg:y="1.016cm">
          <draw:text-box>
            <text:p>Output Handling</text:p>
          </draw:text-box>
        </draw:frame>
        <draw:custom-shape draw:style-name="gr6" draw:text-style-name="P1" xml:id="id13" draw:id="id13" draw:layer="layout" svg:width="2.037cm" svg:height="3.462cm" svg:x="3.269cm" svg:y="10.165cm">
          <text:p text:style-name="P1">Select</text:p>
          <text:p text:style-name="P1">A</text:p>
          <text:p text:style-name="P1">B</text:p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8" draw:text-style-name="P1" xml:id="id11" draw:id="id11" draw:layer="layout" svg:width="3.395cm" svg:height="1.672cm" svg:x="12.691cm" svg:y="7.517cm">
          <text:p text:style-name="P1">Text</text:p>
          <text:p text:style-name="P1">Curse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9" draw:text-style-name="P1" xml:id="id15" draw:id="id15" draw:layer="layout" svg:width="3.395cm" svg:height="1.545cm" svg:x="12.606cm" svg:y="14.784cm">
          <text:p text:style-name="P1">Select</text:p>
          <text:p text:style-name="P1">Curse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0" draw:text-style-name="P1" xml:id="id12" draw:id="id12" draw:layer="layout" svg:width="3.395cm" svg:height="1.608cm" svg:x="12.691cm" svg:y="9.782cm">
          <text:p text:style-name="P1">Text</text:p>
          <text:p text:style-name="P1">Consol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1" draw:text-style-name="P1" xml:id="id16" draw:id="id16" draw:layer="layout" svg:width="3.395cm" svg:height="1.503cm" svg:x="12.606cm" svg:y="17.027cm">
          <text:p text:style-name="P1">Select</text:p>
          <text:p text:style-name="P1">Consol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8" draw:text-style-name="P2" draw:layer="layout" svg:x1="5.347cm" svg:y1="8.784cm" svg:x2="12.691cm" svg:y2="6.025cm" draw:start-shape="id9" draw:start-glue-point="1" draw:end-shape="id10" draw:end-glue-point="5" svg:d="M5347 8784h3672v-2759h3672" svg:viewBox="0 0 7345 2760">
          <text:p/>
        </draw:connector>
        <draw:connector draw:style-name="gr8" draw:text-style-name="P2" draw:layer="layout" svg:x1="5.347cm" svg:y1="8.784cm" svg:x2="12.691cm" svg:y2="8.353cm" draw:start-shape="id9" draw:start-glue-point="1" draw:end-shape="id11" draw:end-glue-point="5" svg:d="M5347 8784h3672v-431h3672" svg:viewBox="0 0 7345 432">
          <text:p/>
        </draw:connector>
        <draw:connector draw:style-name="gr8" draw:text-style-name="P2" draw:layer="layout" svg:x1="5.347cm" svg:y1="8.784cm" svg:x2="12.691cm" svg:y2="10.586cm" draw:start-shape="id9" draw:start-glue-point="1" draw:end-shape="id12" draw:end-glue-point="5" svg:d="M5347 8784h3672v1802h3672" svg:viewBox="0 0 7345 1803">
          <text:p/>
        </draw:connector>
        <draw:connector draw:style-name="gr8" draw:text-style-name="P2" draw:layer="layout" draw:line-skew="1.825cm" svg:x1="5.306cm" svg:y1="11.896cm" svg:x2="12.606cm" svg:y2="13.313cm" draw:start-shape="id13" draw:start-glue-point="1" draw:end-shape="id14" draw:end-glue-point="5" svg:d="M5306 11896h5474v1417h1826" svg:viewBox="0 0 7301 1418">
          <text:p/>
        </draw:connector>
        <draw:connector draw:style-name="gr8" draw:text-style-name="P2" draw:layer="layout" draw:line-skew="1.846cm" svg:x1="5.306cm" svg:y1="11.896cm" svg:x2="12.606cm" svg:y2="15.556cm" draw:start-shape="id13" draw:start-glue-point="1" draw:end-shape="id15" draw:end-glue-point="5" svg:d="M5306 11896h5495v3660h1805" svg:viewBox="0 0 7301 3661">
          <text:p/>
        </draw:connector>
        <draw:connector draw:style-name="gr8" draw:text-style-name="P2" draw:layer="layout" draw:line-skew="1.825cm" svg:x1="5.306cm" svg:y1="11.896cm" svg:x2="12.606cm" svg:y2="17.779cm" draw:start-shape="id13" draw:start-glue-point="1" draw:end-shape="id16" draw:end-glue-point="5" svg:d="M5306 11896h5474v5883h1826" svg:viewBox="0 0 7301 5884">
          <text:p/>
        </draw:connector>
        <draw:connector draw:style-name="gr8" draw:text-style-name="P2" draw:layer="layout" svg:x1="16.086cm" svg:y1="6.025cm" svg:x2="23.407cm" svg:y2="6.023cm" draw:start-shape="id10" draw:start-glue-point="7" draw:end-shape="id17" draw:end-glue-point="5" svg:d="M16086 6025h3660v-2h3661" svg:viewBox="0 0 7322 3">
          <text:p/>
        </draw:connector>
        <draw:connector draw:style-name="gr8" draw:text-style-name="P2" draw:layer="layout" svg:x1="16.086cm" svg:y1="8.353cm" svg:x2="23.47cm" svg:y2="10.959cm" draw:start-shape="id11" draw:start-glue-point="7" draw:end-shape="id18" draw:end-glue-point="5" svg:d="M16086 8353h3692v2606h3692" svg:viewBox="0 0 7385 2607">
          <text:p/>
        </draw:connector>
        <draw:connector draw:style-name="gr8" draw:text-style-name="P2" draw:layer="layout" svg:x1="16.086cm" svg:y1="10.586cm" svg:x2="23.429cm" svg:y2="17.769cm" draw:start-shape="id12" draw:start-glue-point="7" draw:end-shape="id19" draw:end-glue-point="5" svg:d="M16086 10586h3671v7183h3672" svg:viewBox="0 0 7344 7184">
          <text:p/>
        </draw:connector>
        <draw:connector draw:style-name="gr8" draw:text-style-name="P2" draw:layer="layout" draw:type="line" svg:x1="16.001cm" svg:y1="13.313cm" svg:x2="23.407cm" svg:y2="6.023cm" draw:start-shape="id14" draw:start-glue-point="7" draw:end-shape="id17" draw:end-glue-point="5" svg:d="M16001 13313l7406-7290" svg:viewBox="0 0 7407 7291">
          <text:p/>
        </draw:connector>
        <draw:connector draw:style-name="gr8" draw:text-style-name="P2" draw:layer="layout" draw:type="line" svg:x1="16.001cm" svg:y1="15.556cm" svg:x2="23.47cm" svg:y2="10.959cm" draw:start-shape="id15" draw:start-glue-point="7" draw:end-shape="id18" draw:end-glue-point="5" svg:d="M16001 15556l7469-4597" svg:viewBox="0 0 7470 4598">
          <text:p/>
        </draw:connector>
        <draw:connector draw:style-name="gr8" draw:text-style-name="P2" draw:layer="layout" draw:type="line" svg:x1="16.001cm" svg:y1="17.779cm" svg:x2="23.429cm" svg:y2="17.769cm" draw:start-shape="id16" draw:start-glue-point="7" draw:end-shape="id19" draw:end-glue-point="5" svg:d="M16001 17779l7428-10" svg:viewBox="0 0 7429 11">
          <text:p/>
        </draw:connector>
        <draw:frame draw:style-name="gr17" draw:text-style-name="P3" draw:layer="layout" svg:width="4.871cm" svg:height="0.962cm" svg:x="2.009cm" svg:y="2.959cm">
          <draw:text-box>
            <text:p>Layout/Widgets</text:p>
          </draw:text-box>
        </draw:frame>
        <draw:frame draw:style-name="gr17" draw:text-style-name="P3" draw:layer="layout" svg:width="4.9cm" svg:height="0.962cm" svg:x="12.01cm" svg:y="2.959cm">
          <draw:text-box>
            <text:p>Render adapter</text:p>
          </draw:text-box>
        </draw:frame>
        <draw:frame draw:style-name="gr17" draw:text-style-name="P3" draw:layer="layout" svg:width="4.337cm" svg:height="0.962cm" svg:x="23.11cm" svg:y="2.959cm">
          <draw:text-box>
            <text:p>Display driv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20-09-07T22:58:32.001818388</meta:creation-date>
    <dc:date>2020-09-08T01:19:42.203449980</dc:date>
    <dc:creator>volker </dc:creator>
    <meta:editing-duration>PT1H41M15S</meta:editing-duration>
    <meta:editing-cycles>2</meta:editing-cycles>
    <meta:generator>LibreOffice/6.1.5.2$Linux_X86_64 LibreOffice_project/10$Build-2</meta:generator>
    <meta:document-statistic meta:object-count="50"/>
  </office:meta>
</office:document-meta>
</file>